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paragraph-rsid="000b61b6" style:font-size-asian="15pt" style:font-size-complex="15pt"/>
    </style:style>
    <style:style style:name="P3" style:family="paragraph" style:parent-style-name="Standard">
      <style:text-properties fo:font-size="15pt" officeooo:rsid="000e0de3" officeooo:paragraph-rsid="000e0de3" style:font-size-asian="15pt" style:font-size-complex="15pt"/>
    </style:style>
    <style:style style:name="P4" style:family="paragraph" style:parent-style-name="Standard">
      <style:text-properties style:text-position="0% 100%" fo:font-size="15pt" officeooo:rsid="000e0de3" officeooo:paragraph-rsid="000e0de3" style:font-size-asian="15pt" style:font-size-complex="15pt"/>
    </style:style>
    <style:style style:name="T1" style:family="text">
      <style:text-properties officeooo:rsid="000b61b6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b61b6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b61b6"/>
    </style:style>
    <style:style style:name="T6" style:family="text">
      <style:text-properties style:text-position="0% 100%" officeooo:rsid="000d064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ion Sort:</text:p>
      <text:p text:style-name="P1"><text:s text:c="4"/>input: sequence of n numbesr denoted as {a1,a2,...an},or an array in general</text:p>
      <text:p text:style-name="P1"><text:s text:c="4"/>output: a permutaion of given sequence denoted {a1',a2',...an'} such that the sequence is in</text:p>
      <text:p text:style-name="P1"><text:s text:c="4"/>increasing order</text:p>
      <text:p text:style-name="P1"><text:s text:c="4"/>*The elements to be sorted in the array.</text:p>
      <text:p text:style-name="P1"><text:s text:c="4"/>*Efficient in sorting <text:s/>small numbewr of elements.</text:p>
      <text:p text:style-name="P1"><text:s text:c="4"/>*It is similar to orderingg your playing cards in your hand while drawing from the pile.</text:p>
      <text:p text:style-name="P1"><text:s text:c="4"/>*It takes a parameter array A[1...n.Sorting is done !!in place!! meaning the algorithm rearranges the elements in the array</text:p>
      <text:p text:style-name="P1"><text:s text:c="4"/>*Let index j indicate the current position of element to be sorted in parent array ( ranging from 2 to final position):</text:p>
      <text:p text:style-name="P1"><text:s text:c="4"/>** the sub array consisting of A[1..j-1] is already sorted as j-th element will always be plased(inserted into the</text:p>
      <text:p text:style-name="P1"><text:s text:c="4"/>correct order beginning from insertion of 2nd element in regards to 1st element</text:p>
      <text:p text:style-name="P1"><text:s text:c="4"/>**remaining sub array A[j+1..n] is still unsorted and will be inserted into the ordered sub-array</text:p>
      <text:p text:style-name="P1"><text:s text:c="4"/>**With these ideas in mind we define A[1..j-1] as !!loop invariant!! meaning that it is always sorted in each</text:p>
      <text:p text:style-name="P1"><text:s text:c="4"/>iteration of insertion.</text:p>
      <text:p text:style-name="P1"><text:s text:c="4"/>*Loop ivariants are used in order to show that an algorithim is correct,to do so folowing conditions must be met:</text:p>
      <text:p text:style-name="P1"><text:s text:c="4"/>**INITIALIZATION:Loop invariance is apriori to first iteration</text:p>
      <text:p text:style-name="P1"><text:s text:c="4"/>**MAINTANANCE:Loop invariance is held true during each iteration</text:p>
      <text:p text:style-name="P1"><text:s text:c="4"/>**TERMINATION:Upon the enfingof iterations,invariant gives us a property to justify the algorithim</text:p>
      <text:p text:style-name="P1"><text:s text:c="4"/>*These steps are analogous to proof by induction where initialization corresponds to base case and</text:p>
      <text:p text:style-name="P1"><text:s text:c="4"/>maintanance corresponds to inductive step.Termination step is when the induction stops in oppsiotion to infinite induction of mathemetical proofs.</text:p>
      <text:p text:style-name="P1"><text:s text:c="4"/>*Now we discuss the correctness of the algorithim regarding these conditions:</text:p>
      <text:p text:style-name="P1"><text:s text:c="4"/>**Initilization: (for j=2)</text:p>
      <text:p text:style-name="P1"><text:s text:c="4"/>***A[1,j-1] = A[1,1] <text:s/>which is sorted since it only has one element;thus loop invariant</text:p>
      <text:p text:style-name="P1"><text:s text:c="4"/>**Maintanance : (for 2&lt;j&lt;n)</text:p>
      <text:p text:style-name="P1"><text:s text:c="4"/>***For each j increment ,(j-1)-th element is inserted into ordered sub array.This ensures the ordered state of the</text:p>
      <text:p text:style-name="P1"><text:s text:c="4"/>sub-array is not disturbed hence it is also loop invariant.</text:p>
      <text:p text:style-name="P1"><text:soft-page-break/><text:s text:c="4"/>**Termination: at the end of the while loop we will have j&gt;A.length and thus ordered subarray will be equal to entire array itself. It follows that</text:p>
      <text:p text:style-name="P1"><text:s text:c="4"/>invarance was also not disturbed in this step.</text:p>
      <text:p text:style-name="P1">Pseudocode Coventions:</text:p>
      <text:p text:style-name="P1"><text:s text:c="4"/>*Indentation coresponds to <text:s/>code blocks such as loops and conditionals.</text:p>
      <text:p text:style-name="P1"><text:s text:c="4"/>*It is assumed that loop counter (i,j,_ etc ...) retains its value after the loop.</text:p>
      <text:p text:style-name="P1"><text:s text:c="4"/>*While depicting ranges, a to b denotes an inclusive range, implentations require attention to indexing at this point.</text:p>
      <text:p text:style-name="P1"><text:s text:c="4"/>* comments are engulfed in 3 star operators ( *** ).</text:p>
      <text:p text:style-name="P1"><text:s text:c="4"/>* a=b=c sets values of a and b to c.</text:p>
      <text:p text:style-name="P1"><text:s text:c="4"/>* variables are local unless stated otherwise.</text:p>
      <text:p text:style-name="P1"><text:s text:c="4"/>*Array elemnts are indexed by corner brackets. and multiple elements are denoted as tanges in curly brackets.</text:p>
      <text:p text:style-name="P1"><text:s text:c="4"/>*Attributes are denoted as Object.attr</text:p>
      <text:p text:style-name="P1"><text:s text:c="4"/>*Variables representing arrays of objects are treated as pointers:</text:p>
      <text:p text:style-name="P1"><text:s text:c="4"/>**let y=x.attr1 if you set x.attr1 to different value,y will also be set to that value.</text:p>
      <text:p text:style-name="P1"><text:s text:c="4"/>*Scopes are local unless stated otherwise</text:p>
      <text:p text:style-name="P1"><text:s text:c="4"/>*booleans are SHORT CIRCUITING,meaning that in statement x (and/or ...etc.) y x is evaluated first if it renders</text:p>
      <text:p text:style-name="P1"><text:s text:c="4"/>the whole statement true or false, y is not evaluated at all</text:p>
      <text:p text:style-name="P1"/>
      <text:p text:style-name="P1">Analyzing Algorithims</text:p>
      <text:p text:style-name="P1"><text:s text:c="4"/>It is the process of determining the resources an algorithim needs such as computational time,memory,bandwith etc.</text:p>
      <text:p text:style-name="P1"><text:s text:c="4"/>*This process helps us eliminate candidate algorithims before we solve a problem.</text:p>
      <text:p text:style-name="P1"><text:s text:c="4"/>*In following study we will assume a single processor RAM model for our discussion.</text:p>
      <text:p text:style-name="P1"><text:s text:c="4"/>*RAm functions by carrying out some instructions such as arithmetics,data movement and flow control;</text:p>
      <text:p text:style-name="P1"><text:s text:c="4"/>all of which require certain time to execute.Data types in RAM are integers and floats.</text:p>
      <text:p text:style-name="P1"><text:s text:c="4"/>* Computers contain instructions that are in a gray area in RAM model,such as exponentiation.Is it constant time?</text:p>
      <text:p text:style-name="P1"><text:s text:c="4"/>Genarally no but under some conditions yes.Such as exponentiating powers of 2 since computers hav a shift one bit</text:p>
      <text:p text:style-name="P1"><text:s text:c="4"/>left operation that is equivalent to multiplying with 2 as long as (2^k) k does not exceed the bit count of the computer.</text:p>
      <text:p text:style-name="P1"><text:s text:c="4"/>*To keep things simple yet accurate,RAM model ommits memory hierarchy.</text:p>
      <text:p text:style-name="P1"/>
      <text:p text:style-name="P1"><text:s text:c="4"/>Analysis of Insertion Sort:</text:p>
      <text:p text:style-name="P1"><text:soft-page-break/><text:s text:c="8"/>*Time required depends on input.</text:p>
      <text:p text:style-name="P1"><text:s text:c="8"/>*Two important terms are running time and input size. Best way to describe input size varies by each problem.</text:p>
      <text:p text:style-name="P2"><text:s text:c="8"/>*Running time is the number of primitive instructions executed. Assume that each line of pseudo code <text:s/>requires a constant time of c[i] where i = 1,2,<text:span text:style-name="T1">3</text:span>... . </text:p>
      <text:p text:style-name="P1"/>
      <text:p text:style-name="P1"><text:tab/>*<text:span text:style-name="T1">Let us represent time cost of each instruction. For each j= 2,3...n where n is the size of the input array, let t</text:span><text:span text:style-name="T3">j </text:span><text:span text:style-name="T5">denote the number of times a loop is executed. When a loop is executed, the condition test of the loop is executed once more than the body of it . </text:span><text:span text:style-name="T6">Also comments are not executed.</text:span></text:p>
      <text:p text:style-name="P1"><text:span text:style-name="T6"/></text:p>
      <text:p text:style-name="P3"><text:span text:style-name="T6">I</text:span><text:span text:style-name="T4">nsertion Sort(A)<text:tab/><text:tab/><text:tab/><text:tab/><text:tab/>cost<text:tab/><text:tab/><text:tab/>execution count</text:span></text:p>
      <text:p text:style-name="P3"><text:span text:style-name="T4">1.for j=2 to A.length<text:tab/><text:tab/><text:tab/><text:tab/>c</text:span><text:span text:style-name="T2">1</text:span><text:span text:style-name="T4"><text:tab/><text:tab/><text:tab/><text:tab/>n</text:span></text:p>
      <text:p text:style-name="P3"><text:span text:style-name="T4">2.key=A[j]<text:tab/><text:tab/><text:tab/><text:tab/><text:tab/><text:tab/>c</text:span><text:span text:style-name="T2">2<text:tab/><text:tab/><text:tab/><text:tab/></text:span><text:span text:style-name="T4">n-1</text:span></text:p>
      <text:p text:style-name="P3"><text:span text:style-name="T4">3. // insert A[j] to sorted sequence<text:tab/><text:tab/>0<text:tab/><text:tab/><text:tab/><text:tab/>n-1</text:span></text:p>
      <text:p text:style-name="P3"><text:span text:style-name="T4">4.i = j-1<text:tab/><text:tab/><text:tab/><text:tab/><text:tab/><text:tab/>c</text:span><text:span text:style-name="T2">4</text:span><text:span text:style-name="T4"><text:tab/><text:tab/><text:tab/><text:tab/>n-1</text:span></text:p>
      <text:p text:style-name="P3"><text:span text:style-name="T4">5.while i&gt;0 and <text:s/>A[i]&gt;key<text:tab/><text:tab/><text:tab/>c</text:span><text:span text:style-name="T2">5</text:span><text:span text:style-name="T4"><text:tab/><text:tab/><text:tab/><text:tab/></text:span><text:span text:style-name="T4"><draw:frame draw:style-name="fr1" draw:name="Object1" text:anchor-type="as-char" svg:y="-0.2807in" svg:width="0.4063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4"/></text:p>
      <text:p text:style-name="P3"><text:span text:style-name="T4">6.<text:tab/>A[i+1] = A[i]<text:tab/><text:tab/><text:tab/><text:tab/>c</text:span><text:span text:style-name="T2">6<text:tab/><text:tab/><text:tab/><text:tab/></text:span><text:span text:style-name="T2"><draw:frame draw:style-name="fr1" draw:name="Object2" text:anchor-type="as-char" svg:y="-0.2807in" svg:width="0.6283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"><text:span text:style-name="T2"/></text:p>
      <text:p text:style-name="P4">7.<text:tab/>i = i-1<text:tab/><text:tab/><text:tab/><text:tab/><text:tab/>c<text:span text:style-name="T2">7</text:span><text:tab/><text:tab/><text:tab/><text:tab/><draw:frame draw:style-name="fr1" draw:name="Object3" text:anchor-type="as-char" svg:y="-0.2807in" svg:width="0.6283in" svg:height="0.44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"/>
      <text:p text:style-name="P4">8.A[i+1] = key<text:tab/><text:tab/><text:tab/><text:tab/><text:tab/>c<text:span text:style-name="T2">8</text:span><text:tab/><text:tab/><text:tab/><text:tab/>n-1</text:p>
      <text:p text:style-name="P4"/>
      <text:p text:style-name="P4"/>
      <text:p text:style-name="P4"><text:tab/>*The running time of an algorithm is the sum of cost times execution count for all the steps ( T(n)). For insertion sort we have:</text:p>
      <text:p text:style-name="P4"/>
      <text:p text:style-name="P4">T(n) = c<text:span text:style-name="T2">1</text:span>n + c<text:span text:style-name="T2">2</text:span>(n-1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03:18:33.550331640</meta:creation-date>
    <dc:date>2022-04-26T15:38:15.807601185</dc:date>
    <meta:editing-duration>PT12M26S</meta:editing-duration>
    <meta:editing-cycles>3</meta:editing-cycles>
    <meta:generator>LibreOffice/6.4.7.2$Linux_X86_64 LibreOffice_project/40$Build-2</meta:generator>
    <meta:document-statistic meta:table-count="0" meta:image-count="0" meta:object-count="3" meta:page-count="3" meta:paragraph-count="68" meta:word-count="836" meta:character-count="5320" meta:non-whitespace-character-count="4260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sub>
        <mi>t</mi>
        <mi>j</mi>
      </msub>
    </mrow>
    <annotation encoding="StarMath 5.0">sum from{j=2} to{n} t sub j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sub>
          <mi>t</mi>
          <mi>j</mi>
        </msub>
      </mrow>
      <mo stretchy="false">−</mo>
      <mn>1</mn>
    </mrow>
    <annotation encoding="StarMath 5.0">sum from{j=2} to{n} t sub j -1
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sub>
          <mi>t</mi>
          <mi>j</mi>
        </msub>
      </mrow>
      <mo stretchy="false">−</mo>
      <mn>1</mn>
    </mrow>
    <annotation encoding="StarMath 5.0">sum from{j=2} to{n} t sub j -1
</annotation>
  </semantics>
</math>
</file>